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710c" officeooo:paragraph-rsid="0014710c"/>
    </style:style>
    <style:style style:name="P2" style:family="paragraph" style:parent-style-name="Standard">
      <style:text-properties officeooo:rsid="001e7107" officeooo:paragraph-rsid="001e7107"/>
    </style:style>
    <style:style style:name="P3" style:family="paragraph" style:parent-style-name="Standard">
      <style:text-properties fo:font-weight="bold" officeooo:rsid="001e7107" officeooo:paragraph-rsid="001e7107" style:font-weight-asian="bold" style:font-weight-complex="bold"/>
    </style:style>
    <style:style style:name="P4" style:family="paragraph" style:parent-style-name="Standard">
      <style:text-properties fo:font-weight="bold" officeooo:rsid="00248bb9" officeooo:paragraph-rsid="00248bb9" style:font-weight-asian="bold" style:font-weight-complex="bold"/>
    </style:style>
    <style:style style:name="P5" style:family="paragraph" style:parent-style-name="Standard">
      <style:text-properties fo:font-weight="bold" officeooo:rsid="002635e3" officeooo:paragraph-rsid="002635e3" style:font-weight-asian="bold" style:font-weight-complex="bold"/>
    </style:style>
    <style:style style:name="P6" style:family="paragraph" style:parent-style-name="Standard">
      <style:text-properties fo:font-weight="bold" officeooo:rsid="0027a672" officeooo:paragraph-rsid="0027a672" style:font-weight-asian="bold" style:font-weight-complex="bold"/>
    </style:style>
    <style:style style:name="P7" style:family="paragraph" style:parent-style-name="Standard">
      <style:text-properties fo:font-weight="bold" officeooo:rsid="002876e0" officeooo:paragraph-rsid="002876e0" style:font-weight-asian="bold" style:font-weight-complex="bold"/>
    </style:style>
    <style:style style:name="P8" style:family="paragraph" style:parent-style-name="Standard">
      <style:text-properties fo:font-weight="bold" officeooo:rsid="00302ff1" officeooo:paragraph-rsid="00302ff1" style:font-weight-asian="bold" style:font-weight-complex="bold"/>
    </style:style>
    <style:style style:name="P9" style:family="paragraph" style:parent-style-name="Standard">
      <style:text-properties officeooo:rsid="0023b590" officeooo:paragraph-rsid="0023b590"/>
    </style:style>
    <style:style style:name="P10" style:family="paragraph" style:parent-style-name="Standard">
      <style:text-properties officeooo:rsid="00248bb9" officeooo:paragraph-rsid="00248bb9"/>
    </style:style>
    <style:style style:name="P11" style:family="paragraph" style:parent-style-name="Standard">
      <style:text-properties officeooo:rsid="00248bb9" officeooo:paragraph-rsid="002635e3"/>
    </style:style>
    <style:style style:name="P12" style:family="paragraph" style:parent-style-name="Standard">
      <style:text-properties officeooo:rsid="002635e3" officeooo:paragraph-rsid="002635e3"/>
    </style:style>
    <style:style style:name="P13" style:family="paragraph" style:parent-style-name="Standard">
      <style:text-properties fo:font-weight="normal" officeooo:rsid="002635e3" officeooo:paragraph-rsid="002635e3" style:font-weight-asian="normal" style:font-weight-complex="normal"/>
    </style:style>
    <style:style style:name="P14" style:family="paragraph" style:parent-style-name="Standard">
      <style:text-properties officeooo:rsid="0027a672" officeooo:paragraph-rsid="0027a672"/>
    </style:style>
    <style:style style:name="P15" style:family="paragraph" style:parent-style-name="Standard">
      <style:text-properties officeooo:rsid="002876e0" officeooo:paragraph-rsid="002876e0"/>
    </style:style>
    <style:style style:name="P16" style:family="paragraph" style:parent-style-name="Standard">
      <style:paragraph-properties fo:text-align="start" style:justify-single-word="false"/>
      <style:text-properties officeooo:rsid="002876e0" officeooo:paragraph-rsid="002d5314"/>
    </style:style>
    <style:style style:name="P17" style:family="paragraph" style:parent-style-name="Standard">
      <style:text-properties officeooo:rsid="002876e0" officeooo:paragraph-rsid="002a1911"/>
    </style:style>
    <style:style style:name="P18" style:family="paragraph" style:parent-style-name="Standard">
      <style:text-properties officeooo:rsid="0028bdae" officeooo:paragraph-rsid="0028bdae"/>
    </style:style>
    <style:style style:name="P19" style:family="paragraph" style:parent-style-name="Standard">
      <style:text-properties officeooo:rsid="0029c4b1" officeooo:paragraph-rsid="0029c4b1"/>
    </style:style>
    <style:style style:name="P20" style:family="paragraph" style:parent-style-name="Standard">
      <style:text-properties officeooo:rsid="002a1911" officeooo:paragraph-rsid="002a1911"/>
    </style:style>
    <style:style style:name="P21" style:family="paragraph" style:parent-style-name="Standard">
      <style:text-properties officeooo:rsid="002a1911" officeooo:paragraph-rsid="002b8d71"/>
    </style:style>
    <style:style style:name="P22" style:family="paragraph" style:parent-style-name="Standard">
      <style:text-properties officeooo:rsid="002c2fe0" officeooo:paragraph-rsid="002c2fe0"/>
    </style:style>
    <style:style style:name="P23" style:family="paragraph" style:parent-style-name="Standard">
      <style:text-properties officeooo:rsid="002ce938" officeooo:paragraph-rsid="002ce938"/>
    </style:style>
    <style:style style:name="P24" style:family="paragraph" style:parent-style-name="Standard">
      <style:text-properties officeooo:rsid="002d5314" officeooo:paragraph-rsid="002d5314"/>
    </style:style>
    <style:style style:name="P25" style:family="paragraph" style:parent-style-name="Standard">
      <style:text-properties style:text-underline-style="solid" style:text-underline-type="double" style:text-underline-width="auto" style:text-underline-color="font-color" officeooo:rsid="002dbea1" officeooo:paragraph-rsid="002d5314"/>
    </style:style>
    <style:style style:name="P26" style:family="paragraph" style:parent-style-name="Standard">
      <style:text-properties officeooo:rsid="002d7106" officeooo:paragraph-rsid="002e25d1"/>
    </style:style>
    <style:style style:name="P27" style:family="paragraph" style:parent-style-name="Standard">
      <style:text-properties officeooo:rsid="002d7106" officeooo:paragraph-rsid="002f9c15"/>
    </style:style>
    <style:style style:name="P28" style:family="paragraph" style:parent-style-name="Standard">
      <style:text-properties officeooo:rsid="002e25d1" officeooo:paragraph-rsid="002e25d1"/>
    </style:style>
    <style:style style:name="P29" style:family="paragraph" style:parent-style-name="Standard">
      <style:text-properties officeooo:rsid="002e4c7e" officeooo:paragraph-rsid="002e4c7e"/>
    </style:style>
    <style:style style:name="P30" style:family="paragraph" style:parent-style-name="Standard">
      <style:text-properties officeooo:rsid="002f8221" officeooo:paragraph-rsid="002f8221"/>
    </style:style>
    <style:style style:name="P31" style:family="paragraph" style:parent-style-name="Standard">
      <style:text-properties officeooo:rsid="002f8e99" officeooo:paragraph-rsid="002f8e99"/>
    </style:style>
    <style:style style:name="P32" style:family="paragraph" style:parent-style-name="Standard">
      <style:text-properties officeooo:rsid="002f8e99" officeooo:paragraph-rsid="002f9c15"/>
    </style:style>
    <style:style style:name="P33" style:family="paragraph" style:parent-style-name="Standard">
      <style:text-properties officeooo:rsid="002ffd6f" officeooo:paragraph-rsid="002ffd6f"/>
    </style:style>
    <style:style style:name="P34" style:family="paragraph" style:parent-style-name="Standard">
      <style:text-properties officeooo:rsid="00302ff1" officeooo:paragraph-rsid="00302ff1"/>
    </style:style>
    <style:style style:name="P35" style:family="paragraph" style:parent-style-name="Standard">
      <style:text-properties officeooo:rsid="002b8d71" officeooo:paragraph-rsid="002b8d71"/>
    </style:style>
    <style:style style:name="P36" style:family="paragraph" style:parent-style-name="Standard">
      <style:text-properties officeooo:rsid="0034b7a3" officeooo:paragraph-rsid="0034b7a3"/>
    </style:style>
    <style:style style:name="P37" style:family="paragraph" style:parent-style-name="Standard">
      <style:text-properties officeooo:rsid="0050b696" officeooo:paragraph-rsid="0050b696"/>
    </style:style>
    <style:style style:name="P38" style:family="paragraph" style:parent-style-name="Table_20_Contents">
      <style:text-properties officeooo:rsid="0028bdae" officeooo:paragraph-rsid="0028bdae"/>
    </style:style>
    <style:style style:name="P39" style:family="paragraph" style:parent-style-name="Table_20_Contents">
      <style:text-properties officeooo:rsid="002e25d1" officeooo:paragraph-rsid="002e25d1"/>
    </style:style>
    <style:style style:name="P40" style:family="paragraph" style:parent-style-name="Table_20_Contents">
      <style:text-properties fo:font-weight="bold" officeooo:rsid="0028bdae" officeooo:paragraph-rsid="0028bdae" style:font-weight-asian="bold" style:font-weight-complex="bold"/>
    </style:style>
    <style:style style:name="P41" style:family="paragraph" style:parent-style-name="Table_20_Contents">
      <style:text-properties officeooo:rsid="00494ed1" officeooo:paragraph-rsid="00494ed1"/>
    </style:style>
    <style:style style:name="P42" style:family="paragraph" style:parent-style-name="Standard" style:master-page-name="">
      <style:paragraph-properties fo:margin-left="0.5in" fo:margin-right="0in" fo:text-indent="0in" style:auto-text-indent="false" style:page-number="auto"/>
      <style:text-properties officeooo:rsid="002876e0" officeooo:paragraph-rsid="002876e0"/>
    </style:style>
    <style:style style:name="P43" style:family="paragraph" style:parent-style-name="Standard">
      <style:paragraph-properties fo:margin-left="0.5in" fo:margin-right="0in" fo:text-indent="0in" style:auto-text-indent="false"/>
      <style:text-properties officeooo:rsid="002876e0" officeooo:paragraph-rsid="002876e0"/>
    </style:style>
    <style:style style:name="P44"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45" style:family="paragraph" style:parent-style-name="Standard">
      <style:paragraph-properties fo:margin-left="0in" fo:margin-right="0in" fo:text-indent="0in" style:auto-text-indent="false"/>
      <style:text-properties officeooo:rsid="002876e0" officeooo:paragraph-rsid="002876e0"/>
    </style:style>
    <style:style style:name="P46" style:family="paragraph" style:parent-style-name="Standard">
      <style:paragraph-properties fo:margin-left="0in" fo:margin-right="0in" fo:text-align="start" style:justify-single-word="false" fo:text-indent="0in" style:auto-text-indent="false"/>
      <style:text-properties officeooo:rsid="002876e0" officeooo:paragraph-rsid="002dbea1"/>
    </style:style>
    <style:style style:name="P47" style:family="paragraph" style:parent-style-name="Standard">
      <style:paragraph-properties fo:margin-left="0in" fo:margin-right="0in" fo:text-align="start" style:justify-single-word="false" fo:text-indent="0in" style:auto-text-indent="false"/>
      <style:text-properties style:text-underline-style="solid" style:text-underline-type="double" style:text-underline-width="auto" style:text-underline-color="font-color" officeooo:rsid="002d5314" officeooo:paragraph-rsid="002dbea1"/>
    </style:style>
    <style:style style:name="P48" style:family="paragraph" style:parent-style-name="Standard">
      <style:paragraph-properties fo:margin-left="0in" fo:margin-right="0in" fo:text-indent="0in" style:auto-text-indent="false"/>
      <style:text-properties fo:font-weight="bold" officeooo:rsid="002876e0" officeooo:paragraph-rsid="002876e0" style:font-weight-asian="bold" style:font-weight-complex="bold"/>
    </style:style>
    <style:style style:name="P49" style:family="paragraph" style:parent-style-name="Standard">
      <style:paragraph-properties fo:margin-left="0.4925in" fo:margin-right="0in" fo:text-indent="0in" style:auto-text-indent="false"/>
      <style:text-properties officeooo:rsid="002ce938" officeooo:paragraph-rsid="002ce938"/>
    </style:style>
    <style:style style:name="P50" style:family="paragraph" style:parent-style-name="Standard">
      <style:paragraph-properties fo:margin-left="0.4925in" fo:margin-right="0in" fo:text-indent="0in" style:auto-text-indent="false"/>
      <style:text-properties officeooo:rsid="002dbea1" officeooo:paragraph-rsid="002dbea1"/>
    </style:style>
    <style:style style:name="P51" style:family="paragraph" style:parent-style-name="Standard">
      <style:text-properties fo:font-weight="bold" officeooo:rsid="0064a046" officeooo:paragraph-rsid="0064a046" style:font-weight-asian="bold" style:font-weight-complex="bold"/>
    </style:style>
    <style:style style:name="P52" style:family="paragraph" style:parent-style-name="Standard">
      <style:text-properties fo:font-weight="bold" officeooo:rsid="002876e0" officeooo:paragraph-rsid="006653a5" style:font-weight-asian="bold" style:font-weight-complex="bold"/>
    </style:style>
    <style:style style:name="P53" style:family="paragraph" style:parent-style-name="Standard">
      <style:text-properties fo:font-weight="bold" officeooo:rsid="0068059f" officeooo:paragraph-rsid="0068059f" style:font-weight-asian="bold" style:font-weight-complex="bold"/>
    </style:style>
    <style:style style:name="P54" style:family="paragraph" style:parent-style-name="Standard">
      <style:text-properties fo:font-weight="bold" officeooo:rsid="00698b15" officeooo:paragraph-rsid="00698b15" style:font-weight-asian="bold" style:font-weight-complex="bold"/>
    </style:style>
    <style:style style:name="P55" style:family="paragraph" style:parent-style-name="Standard">
      <style:text-properties fo:font-weight="normal" officeooo:rsid="00665529" officeooo:paragraph-rsid="00665529" style:font-weight-asian="normal" style:font-weight-complex="normal"/>
    </style:style>
    <style:style style:name="P56" style:family="paragraph" style:parent-style-name="Standard">
      <style:text-properties fo:font-weight="normal" officeooo:rsid="0068059f" officeooo:paragraph-rsid="0068059f" style:font-weight-asian="normal" style:font-weight-complex="normal"/>
    </style:style>
    <style:style style:name="P57" style:family="paragraph" style:parent-style-name="Standard">
      <style:text-properties fo:font-weight="normal" officeooo:rsid="00698b15" officeooo:paragraph-rsid="00698b15" style:font-weight-asian="normal" style:font-weight-complex="normal"/>
    </style:style>
    <style:style style:name="P58" style:family="paragraph" style:parent-style-name="Standard">
      <style:text-properties officeooo:rsid="0050b696" officeooo:paragraph-rsid="0050b696"/>
    </style:style>
    <style:style style:name="P59" style:family="paragraph" style:parent-style-name="Standard">
      <style:text-properties officeooo:rsid="00665529" officeooo:paragraph-rsid="00665529"/>
    </style:style>
    <style:style style:name="P60" style:family="paragraph" style:parent-style-name="Standard">
      <style:text-properties officeooo:rsid="006b0fcc" officeooo:paragraph-rsid="006b0fcc"/>
    </style:style>
    <style:style style:name="P61" style:family="paragraph">
      <style:paragraph-properties fo:text-align="center"/>
    </style:style>
    <style:style style:name="P62" style:family="paragraph">
      <style:paragraph-properties fo:text-align="center"/>
      <style:text-properties fo:font-size="12pt"/>
    </style:style>
    <style:style style:name="T1" style:family="text">
      <style:text-properties officeooo:rsid="001b247c"/>
    </style:style>
    <style:style style:name="T2" style:family="text">
      <style:text-properties officeooo:rsid="001d1abb"/>
    </style:style>
    <style:style style:name="T3" style:family="text">
      <style:text-properties officeooo:rsid="001fc0a5"/>
    </style:style>
    <style:style style:name="T4" style:family="text">
      <style:text-properties officeooo:rsid="0020d42e"/>
    </style:style>
    <style:style style:name="T5" style:family="text">
      <style:text-properties officeooo:rsid="0022bdfa"/>
    </style:style>
    <style:style style:name="T6" style:family="text">
      <style:text-properties officeooo:rsid="002635e3"/>
    </style:style>
    <style:style style:name="T7" style:family="text">
      <style:text-properties officeooo:rsid="0029c4b1"/>
    </style:style>
    <style:style style:name="T8" style:family="text">
      <style:text-properties officeooo:rsid="002b8d71"/>
    </style:style>
    <style:style style:name="T9" style:family="text">
      <style:text-properties officeooo:rsid="002c2fe0"/>
    </style:style>
    <style:style style:name="T10" style:family="text">
      <style:text-properties officeooo:rsid="002ce938"/>
    </style:style>
    <style:style style:name="T11" style:family="text">
      <style:text-properties officeooo:rsid="002d5314"/>
    </style:style>
    <style:style style:name="T12" style:family="text">
      <style:text-properties style:text-underline-style="none"/>
    </style:style>
    <style:style style:name="T13" style:family="text">
      <style:text-properties style:text-underline-style="none" officeooo:rsid="002dbea1"/>
    </style:style>
    <style:style style:name="T14" style:family="text">
      <style:text-properties style:text-underline-style="none" officeooo:rsid="002e25d1"/>
    </style:style>
    <style:style style:name="T15" style:family="text">
      <style:text-properties style:text-underline-style="none" officeooo:rsid="0040d3b9"/>
    </style:style>
    <style:style style:name="T16" style:family="text">
      <style:text-properties officeooo:rsid="002dbea1"/>
    </style:style>
    <style:style style:name="T17" style:family="text">
      <style:text-properties officeooo:rsid="002e25d1"/>
    </style:style>
    <style:style style:name="T18" style:family="text">
      <style:text-properties officeooo:rsid="002e4c7e"/>
    </style:style>
    <style:style style:name="T19" style:family="text">
      <style:text-properties officeooo:rsid="002f8e99"/>
    </style:style>
    <style:style style:name="T20" style:family="text">
      <style:text-properties officeooo:rsid="002f9c15"/>
    </style:style>
    <style:style style:name="T21" style:family="text">
      <style:text-properties officeooo:rsid="002ffd6f"/>
    </style:style>
    <style:style style:name="T22" style:family="text">
      <style:text-properties officeooo:rsid="00302ff1"/>
    </style:style>
    <style:style style:name="T23" style:family="text">
      <style:text-properties fo:font-weight="bold" officeooo:rsid="001b247c" style:font-weight-asian="bold" style:font-weight-complex="bold"/>
    </style:style>
    <style:style style:name="T24" style:family="text">
      <style:text-properties officeooo:rsid="0034b7a3"/>
    </style:style>
    <style:style style:name="T25" style:family="text">
      <style:text-properties officeooo:rsid="003695ba"/>
    </style:style>
    <style:style style:name="T26" style:family="text">
      <style:text-properties officeooo:rsid="003caac1"/>
    </style:style>
    <style:style style:name="T27" style:family="text">
      <style:text-properties officeooo:rsid="003d94a7"/>
    </style:style>
    <style:style style:name="T28" style:family="text">
      <style:text-properties officeooo:rsid="003f08b2"/>
    </style:style>
    <style:style style:name="T29" style:family="text">
      <style:text-properties officeooo:rsid="0040d3b9"/>
    </style:style>
    <style:style style:name="T30" style:family="text">
      <style:text-properties officeooo:rsid="0041184f"/>
    </style:style>
    <style:style style:name="T31" style:family="text">
      <style:text-properties officeooo:rsid="00427e0a"/>
    </style:style>
    <style:style style:name="T32" style:family="text">
      <style:text-properties officeooo:rsid="00442ce1"/>
    </style:style>
    <style:style style:name="T33" style:family="text">
      <style:text-properties officeooo:rsid="0045ffa3"/>
    </style:style>
    <style:style style:name="T34" style:family="text">
      <style:text-properties officeooo:rsid="00472185"/>
    </style:style>
    <style:style style:name="T35" style:family="text">
      <style:text-properties officeooo:rsid="00490a9f"/>
    </style:style>
    <style:style style:name="T36" style:family="text">
      <style:text-properties officeooo:rsid="00494ed1"/>
    </style:style>
    <style:style style:name="T37" style:family="text">
      <style:text-properties officeooo:rsid="004b1092"/>
    </style:style>
    <style:style style:name="T38" style:family="text">
      <style:text-properties officeooo:rsid="004d6f5c"/>
    </style:style>
    <style:style style:name="T39" style:family="text">
      <style:text-properties officeooo:rsid="004eea7e"/>
    </style:style>
    <style:style style:name="T40" style:family="text">
      <style:text-properties officeooo:rsid="0050b696"/>
    </style:style>
    <style:style style:name="T41" style:family="text">
      <style:text-properties officeooo:rsid="00529196"/>
    </style:style>
    <style:style style:name="T42" style:family="text">
      <style:text-properties officeooo:rsid="0052940f"/>
    </style:style>
    <style:style style:name="T43" style:family="text">
      <style:text-properties officeooo:rsid="00544ee2"/>
    </style:style>
    <style:style style:name="T44" style:family="text">
      <style:text-properties officeooo:rsid="0055fab7"/>
    </style:style>
    <style:style style:name="T45" style:family="text">
      <style:text-properties officeooo:rsid="0057e4d2"/>
    </style:style>
    <style:style style:name="T46" style:family="text">
      <style:text-properties officeooo:rsid="0059b99b"/>
    </style:style>
    <style:style style:name="T47" style:family="text">
      <style:text-properties officeooo:rsid="005a52d1"/>
    </style:style>
    <style:style style:name="T48" style:family="text">
      <style:text-properties officeooo:rsid="005b716d"/>
    </style:style>
    <style:style style:name="T49" style:family="text">
      <style:text-properties officeooo:rsid="005d2a95"/>
    </style:style>
    <style:style style:name="T50" style:family="text">
      <style:text-properties officeooo:rsid="005e3393"/>
    </style:style>
    <style:style style:name="T51" style:family="text">
      <style:text-properties officeooo:rsid="006094fc"/>
    </style:style>
    <style:style style:name="T52" style:family="text">
      <style:text-properties officeooo:rsid="0062275d"/>
    </style:style>
    <style:style style:name="T53" style:family="text">
      <style:text-properties officeooo:rsid="0064a046"/>
    </style:style>
    <style:style style:name="T54" style:family="text">
      <style:text-properties officeooo:rsid="006653a5"/>
    </style:style>
    <style:style style:name="T55" style:family="text">
      <style:text-properties officeooo:rsid="00698b15"/>
    </style:style>
    <style:style style:name="T56" style:family="text">
      <style:text-properties officeooo:rsid="006cd1e1"/>
    </style:style>
    <style:style style:name="T57"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Modus :The Measure of Science</text:span><text:span text:style-name="T1"> </text:span>– <text:span text:style-name="T2">blockchain</text:span> <text:span text:style-name="T42">ideas, principals, objectives, big picture</text:span> draft 1</text:p>
      <text:p text:style-name="P1"/>
      <text:p text:style-name="P1"><draw:custom-shape text:anchor-type="paragraph" draw:z-index="1" draw:style-name="gr1" svg:width="1.4217in" svg:height="0.3598in" svg:x="0.7618in" svg:y="0.1571in"><text:p text:style-name="P61">Environment</text:p><draw:enhanced-geometry svg:viewBox="0 0 21600 21600" draw:type="rectangle" draw:enhanced-path="M 0 0 L 21600 0 21600 21600 0 21600 0 0 Z N"/></draw:custom-shape><draw:custom-shape text:anchor-type="paragraph" draw:z-index="3" draw:style-name="gr1" svg:width="1.4217in" svg:height="0.3598in" svg:x="2.4752in" svg:y="0.1362in"><text:p text:style-name="P61">Life</text:p><draw:enhanced-geometry svg:viewBox="0 0 21600 21600" draw:type="rectangle" draw:enhanced-path="M 0 0 L 21600 0 21600 21600 0 21600 0 0 Z N"/></draw:custom-shape><draw:custom-shape text:anchor-type="paragraph" draw:z-index="2" draw:style-name="gr1" svg:width="1.4217in" svg:height="0.3598in" svg:x="4.2201in" svg:y="0.1252in"><text:p text:style-name="P61">Universe</text:p><draw:enhanced-geometry svg:viewBox="0 0 21600 21600" draw:type="rectangle" draw:enhanced-path="M 0 0 L 21600 0 21600 21600 0 21600 0 0 Z N"/></draw:custom-shape></text:p>
      <text:p text:style-name="P1"><draw:custom-shape text:anchor-type="paragraph" draw:z-index="16" draw:style-name="gr1" svg:width="2.313in" svg:height="0.3913in" svg:x="3.4173in" svg:y="4.1217in"><text:p text:style-name="P61">modusCoin</text:p><draw:enhanced-geometry svg:viewBox="0 0 21600 21600" draw:type="rectangle" draw:enhanced-path="M 0 0 L 21600 0 21600 21600 0 21600 0 0 Z N"/></draw:custom-shape><draw:custom-shape text:anchor-type="paragraph" draw:z-index="15" draw:style-name="gr1" svg:width="2.313in" svg:height="0.3913in" svg:x="3.4374in" svg:y="2.539in"><text:p text:style-name="P61">Proof of Data</text:p><draw:enhanced-geometry svg:viewBox="0 0 21600 21600" draw:type="rectangle" draw:enhanced-path="M 0 0 L 21600 0 21600 21600 0 21600 0 0 Z N"/></draw:custom-shape><draw:custom-shape text:anchor-type="paragraph" draw:z-index="14" draw:style-name="gr1" svg:width="2.313in" svg:height="0.3913in" svg:x="3.428in" svg:y="3.5646in"><text:p text:style-name="P61">Research signal</text:p><draw:enhanced-geometry svg:viewBox="0 0 21600 21600" draw:type="rectangle" draw:enhanced-path="M 0 0 L 21600 0 21600 21600 0 21600 0 0 Z N"/></draw:custom-shape><draw:custom-shape text:anchor-type="paragraph" draw:z-index="13" draw:style-name="gr1" draw:text-style-name="P62" svg:width="1.3449in" svg:height="0.4016in" svg:x="0.652in" svg:y="4.5902in"><text:p text:style-name="P61"><text:span text:style-name="T57">Dprinter</text:span></text:p><draw:enhanced-geometry svg:viewBox="0 0 21600 21600" draw:type="rectangle" draw:enhanced-path="M 0 0 L 21600 0 21600 21600 0 21600 0 0 Z N"/></draw:custom-shape><draw:custom-shape text:anchor-type="paragraph" draw:z-index="12" draw:style-name="gr1" draw:text-style-name="P62" svg:width="1.3449in" svg:height="0.4016in" svg:x="0.6673in" svg:y="3.4965in"><text:p text:style-name="P61"><text:span text:style-name="T57">Storage</text:span></text:p><draw:enhanced-geometry svg:viewBox="0 0 21600 21600" draw:type="rectangle" draw:enhanced-path="M 0 0 L 21600 0 21600 21600 0 21600 0 0 Z N"/></draw:custom-shape><draw:custom-shape text:anchor-type="paragraph" draw:z-index="11" draw:style-name="gr1" draw:text-style-name="P62" svg:width="1.3449in" svg:height="0.4016in" svg:x="0.6465in" svg:y="4.0591in"><text:p text:style-name="P61"><text:span text:style-name="T57">Dsensor</text:span></text:p><draw:enhanced-geometry svg:viewBox="0 0 21600 21600" draw:type="rectangle" draw:enhanced-path="M 0 0 L 21600 0 21600 21600 0 21600 0 0 Z N"/></draw:custom-shape><draw:custom-shape text:anchor-type="paragraph" draw:z-index="10" draw:style-name="gr1" draw:text-style-name="P62" svg:width="1.3449in" svg:height="0.4016in" svg:x="0.6772in" svg:y="2.9752in"><text:p text:style-name="P61"><text:span text:style-name="T57">Mapping</text:span></text:p><draw:enhanced-geometry svg:viewBox="0 0 21600 21600" draw:type="rectangle" draw:enhanced-path="M 0 0 L 21600 0 21600 21600 0 21600 0 0 Z N"/></draw:custom-shape><draw:custom-shape text:anchor-type="paragraph" draw:z-index="9" draw:style-name="gr1" draw:text-style-name="P62" svg:width="1.3449in" svg:height="0.4016in" svg:x="0.6575in" svg:y="2.4134in"><text:p text:style-name="P61"><text:span text:style-name="T57">Smart Contracts</text:span></text:p><draw:enhanced-geometry svg:viewBox="0 0 21600 21600" draw:type="rectangle" draw:enhanced-path="M 0 0 L 21600 0 21600 21600 0 21600 0 0 Z N"/></draw:custom-shape><draw:custom-shape text:anchor-type="paragraph" draw:z-index="8" draw:style-name="gr1" svg:width="2.313in" svg:height="0.3913in" svg:x="3.4327in" svg:y="3.0535in"><text:p text:style-name="P61">Mapping : value of science</text:p><draw:enhanced-geometry svg:viewBox="0 0 21600 21600" draw:type="rectangle" draw:enhanced-path="M 0 0 L 21600 0 21600 21600 0 21600 0 0 Z N"/></draw:custom-shape><draw:custom-shape text:anchor-type="paragraph" draw:z-index="7" draw:style-name="gr1" draw:text-style-name="P62" svg:width="1.3449in" svg:height="0.4016in" svg:x="1.3339in" svg:y="1.8091in"><text:p text:style-name="P61"><text:span text:style-name="T57">Dapps (VM)</text:span></text:p><draw:enhanced-geometry svg:viewBox="0 0 21600 21600" draw:type="rectangle" draw:enhanced-path="M 0 0 L 21600 0 21600 21600 0 21600 0 0 Z N"/></draw:custom-shape><draw:custom-shape text:anchor-type="paragraph" draw:z-index="6" draw:style-name="gr1" svg:width="1.6114in" svg:height="0.3807in" svg:x="3.7189in" svg:y="1.8398in"><text:p text:style-name="P61">Blockchain</text:p><draw:enhanced-geometry svg:viewBox="0 0 21600 21600" draw:type="rectangle" draw:enhanced-path="M 0 0 L 21600 0 21600 21600 0 21600 0 0 Z N"/></draw:custom-shape></text:p>
      <text:p text:style-name="P1"/>
      <text:p text:style-name="P1"><draw:custom-shape text:anchor-type="paragraph" draw:z-index="0" draw:style-name="gr1" svg:width="5.0315in" svg:height="0.3858in" svg:x="0.7457in" svg:y="0.0508in"><text:p text:style-name="P61">Science</text:p><draw:enhanced-geometry svg:viewBox="0 0 21600 21600" draw:type="rectangle" draw:enhanced-path="M 0 0 L 21600 0 21600 21600 0 21600 0 0 Z N"/></draw:custom-shape></text:p>
      <text:p text:style-name="P1"/>
      <text:p text:style-name="P1"><draw:custom-shape text:anchor-type="paragraph" draw:z-index="18" draw:style-name="gr1" draw:text-style-name="P62" svg:width="2.537in" svg:height="0.3213in" svg:x="1.8453in" svg:y="0.1134in"><text:p text:style-name="P61"><text:span text:style-name="T57">Information</text:span></text:p><draw:enhanced-geometry svg:viewBox="0 0 21600 21600" draw:type="rectangle" draw:enhanced-path="M 0 0 L 21600 0 21600 21600 0 21600 0 0 Z N"/></draw:custom-shape></text:p>
      <text:p text:style-name="P1"/>
      <text:p text:style-name="P1"><draw:custom-shape text:anchor-type="paragraph" draw:z-index="5" draw:style-name="gr1" svg:width="1.2449in" svg:height="0.4067in" svg:x="0.8547in" svg:y="0.1484in"><text:p text:style-name="P61">Sensors</text:p><draw:enhanced-geometry svg:viewBox="0 0 21600 21600" draw:type="rectangle" draw:enhanced-path="M 0 0 L 21600 0 21600 21600 0 21600 0 0 Z N"/></draw:custom-shape><draw:custom-shape text:anchor-type="paragraph" draw:z-index="4" draw:style-name="gr1" svg:width="1.6114in" svg:height="0.3807in" svg:x="4.1764in" svg:y="0.1283in"><text:p text:style-name="P61">3D print 'Products'</text:p><draw:enhanced-geometry svg:viewBox="0 0 21600 21600" draw:type="rectangle" draw:enhanced-path="M 0 0 L 21600 0 21600 21600 0 21600 0 0 Z N"/></draw:custom-shape><draw:custom-shape text:anchor-type="paragraph" draw:z-index="17" draw:style-name="gr1" draw:text-style-name="P62" svg:width="1.3449in" svg:height="0.4016in" svg:x="2.4484in" svg:y="0.1283in"><text:p text:style-name="P61"><text:span text:style-name="T57">Computation</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Emotional pull</text:p>
      <text:p text:style-name="P2">Science is <text:span text:style-name="T24">the </text:span>foundation of technology and a<text:span text:style-name="T24">t the</text:span> heart of human <text:span text:style-name="T4">civilization</text:span> advancement. <text:s/>Combine <text:span text:style-name="T4">scientific</text:span> <text:span text:style-name="T4">endeavor</text:span> with blockchain <text:span text:style-name="T24">methodology</text:span> and <text:span text:style-name="T24">this gives the potential to accelerate</text:span> science research discover<text:span text:style-name="T24">y</text:span> and thus evolution of <text:span text:style-name="T24">the</text:span> human species.</text:p>
      <text:p text:style-name="P2"/>
      <text:p text:style-name="P2"><text:span text:style-name="T25">The b</text:span>ig problems of our time; environment of planet earth and our <text:span text:style-name="T18">survival</text:span> on it. <text:s/>The conscious human control over life, cure aging <text:span text:style-name="T43">or DNA modification</text:span> and finally understand<text:span text:style-name="T25">ing</text:span> the cosmos at large.</text:p>
      <text:p text:style-name="P2"/>
      <text:p text:style-name="P36">Today, these complex problems are being address<text:span text:style-name="T43">ed</text:span> by very few humans. <text:s/>Human<text:span text:style-name="T25">s</text:span> centralized around government project<text:span text:style-name="T25">s</text:span> or scientific research labs of private corporations or non-profits. <text:s/>Computation power and software code being <text:span text:style-name="T25">run on </text:span>centralized computer infrastructure. <text:s/>The value of such research broadcast out. <text:s/>A science blockchain would be open to all, contributing sensor data, computation power and software code (research) and then the value is personalized first and then <text:span text:style-name="T25">aggregated </text:span>across the network to give the worldwide view.</text:p>
      <text:p text:style-name="P2"/>
      <text:p text:style-name="P3"><text:soft-page-break/>Authority</text:p>
      <text:p text:style-name="P2"><text:span text:style-name="T5">Scientific</text:span> method <text:span text:style-name="T5">recognized</text:span> across the planet. <text:s/>Putting it on a blockchain and liberating <text:span text:style-name="T44">it </text:span>to all is yet to be fully communicated or understood.</text:p>
      <text:p text:style-name="P2"/>
      <text:p text:style-name="P3">Technical</text:p>
      <text:p text:style-name="P2">The technology now exists, networks, <text:span text:style-name="T3">computation</text:span> and mathematical trust mechanisms to propel the <text:span text:style-name="T3">scientific</text:span> <text:span text:style-name="T3">endeavor</text:span> forward, faster, better etc.</text:p>
      <text:p text:style-name="P2"/>
      <text:p text:style-name="P2"/>
      <text:p text:style-name="P9">- Environment</text:p>
      <text:p text:style-name="P9"><text:tab/><text:span text:style-name="T26">climate change: carbon dioxide, pollution(smog), </text:span></text:p>
      <text:p text:style-name="P9"/>
      <text:p text:style-name="P9">- Life</text:p>
      <text:p text:style-name="P9"><text:tab/><text:span text:style-name="T26">cure aging, understand consciousness</text:span></text:p>
      <text:p text:style-name="P9"/>
      <text:p text:style-name="P9">- Universe (cosmos at large)</text:p>
      <text:p text:style-name="P9"><text:tab/><text:span text:style-name="T26">laws governing creation and unfolding of a universe</text:span></text:p>
      <text:p text:style-name="P9"/>
      <text:p text:style-name="P9"/>
      <text:p text:style-name="P9"/>
      <text:p text:style-name="P4">Science</text:p>
      <text:p text:style-name="P10">Science is the human construct to address the three above.</text:p>
      <text:p text:style-name="P10"/>
      <text:p text:style-name="P5">Information</text:p>
      <text:p text:style-name="P12">Science is showing that information is weaved in to the fabric of everything.</text:p>
      <text:p text:style-name="P10"/>
      <text:p text:style-name="P4">Sensor<text:span text:style-name="T6">s</text:span></text:p>
      <text:p text:style-name="P13">Range from electronics to human and those of other life.</text:p>
      <text:p text:style-name="P11"/>
      <text:p text:style-name="P5">Computation</text:p>
      <text:p text:style-name="P13">Combing existing information to produce new.</text:p>
      <text:p text:style-name="P12"/>
      <text:p text:style-name="P6">3D Print (products)</text:p>
      <text:p text:style-name="P14">The universal way of creating material objects.</text:p>
      <text:p text:style-name="P12"/>
      <text:p text:style-name="P5">Blockchain</text:p>
      <text:p text:style-name="P13">The network connection between information.</text:p>
      <text:p text:style-name="P10"/>
      <text:p text:style-name="P7">Dapps (VM)</text:p>
      <text:p text:style-name="P15">The information environment where network participants can <text:span text:style-name="T18">contribute</text:span> their own data and <text:span text:style-name="T18">science</text:span> <text:span text:style-name="T45">D</text:span>apps(research) in the form of computer code to the network. <text:s/>Peer to Peer.</text:p>
      <text:p text:style-name="P15"/>
      <text:p text:style-name="P15">The key components of the Dapps are:</text:p>
      <text:p text:style-name="P15"/>
      <text:p text:style-name="P42">Smart contracts</text:p>
      <text:p text:style-name="P43"/>
      <text:p text:style-name="P43">Mapping</text:p>
      <text:p text:style-name="P43">Interaction of <text:span text:style-name="T18">computation</text:span> <text:span text:style-name="T20">data </text:span>with <text:span text:style-name="T27">D</text:span>sensors or Dprinter</text:p>
      <text:p text:style-name="P43"/>
      <text:p text:style-name="P43"><text:soft-page-break/>Storage/<text:span text:style-name="T28">CPU power</text:span></text:p>
      <text:p text:style-name="P43">The utility <text:span text:style-name="T18">capability</text:span> of having the data reliably <text:span text:style-name="T18">available</text:span> and <text:span text:style-name="T18">privacy</text:span> status to control of any peer wants.</text:p>
      <text:p text:style-name="P43"/>
      <text:p text:style-name="P43">Dsensor</text:p>
      <text:p text:style-name="P43">Utility library to allow all sensors to interact with Dapps</text:p>
      <text:p text:style-name="P43"/>
      <text:p text:style-name="P43">Dprinter</text:p>
      <text:p text:style-name="P43">Utility library to allow any printing of material object in the universe.</text:p>
      <text:p text:style-name="P43"/>
      <text:p text:style-name="P43"/>
      <text:p text:style-name="P44">Blockchain</text:p>
      <text:p text:style-name="P45">The primary role of the blockchain is to facilitate trust and universal rules across the network.</text:p>
      <text:p text:style-name="P45"/>
      <text:p text:style-name="P47"><text:span text:style-name="T13">Block</text:span><text:span text:style-name="T12">chain2.0 Sidechains / smart contracts</text:span></text:p>
      <text:p text:style-name="P47"><text:span text:style-name="T14">This propsed as the next evolution of the blockchain technology. <text:s/>This allows m</text:span><text:span text:style-name="T12">ore advance</text:span><text:span text:style-name="T14">d</text:span><text:span text:style-name="T12"> scripting</text:span><text:span text:style-name="T14"> in contracts</text:span><text:span text:style-name="T12"> i.e. </text:span><text:span text:style-name="T14">computer</text:span><text:span text:style-name="T12"> code written rules to </text:span><text:span text:style-name="T14">describe</text:span><text:span text:style-name="T12"> the 'law' of the term</text:span><text:span text:style-name="T15">s</text:span><text:span text:style-name="T12"> of a contract.</text:span></text:p>
      <text:p text:style-name="P46"/>
      <text:p text:style-name="P45">The blockchain facilitates:</text:p>
      <text:p text:style-name="P45"/>
      <text:p text:style-name="P48">Proof of Data</text:p>
      <text:p text:style-name="P45">Before we explain proof of data lets put down the foundation<text:span text:style-name="T46">s</text:span> of existing proofs:</text:p>
      <text:p text:style-name="P43"/>
      <text:p text:style-name="P7">Proof of work</text:p>
      <text:p text:style-name="P15"/>
      <text:p text:style-name="P18">Bitcoin blockchain</text:p>
      <text:p text:style-name="P20">Motivation: decentralized trust banking/money peer to peer.</text:p>
      <text:p text:style-name="P20">Upfront mathematical model to issue 21million coins over a period of time. <text:s/>That is mining prime numbers, using HashCash.</text:p>
      <text:p text:style-name="P20"/>
      <text:p text:style-name="P20">Hashcash bring a simple and elegant mathematical property of easy to validate but hard (require<text:span text:style-name="T29">s</text:span> a lot more work) to compute.</text:p>
      <text:p text:style-name="P20"/>
      <text:p text:style-name="P20">These elements brought together in the act of min<text:span text:style-name="T47">in</text:span>g to create a block.</text:p>
      <text:p text:style-name="P20"/>
      <text:p text:style-name="P20">The first block solves the first mathematical Hashcash i.e. that is how many zeros present at the start of a hash. <text:s/>This mathematical model infers <text:span text:style-name="T9">computational</text:span> power equals votes. <text:s/>Like in a democracy, each individual is given a voting card. The Upfront rules of bitcion then allocate a number of bitcoins to the entity finding the first block. This number is arbitrary and the chose of the founder of the bitcoin blockchain. <text:s/><text:span text:style-name="T9">The mathematics are those of cryptography and involve the notion of public and private key to crypt and de-cypt data to produce as a string of numbers known as a hash.</text:span></text:p>
      <text:p text:style-name="P20"/>
      <text:p text:style-name="P20">The second block is then mined. <text:s/>But what if two entities solve<text:span text:style-name="T48">d</text:span> the new block and claim it? <text:s/>The rule governing the blockchain is that the longest accepted chain is the accepted chain. <text:s/>Bitcoin blockchain requires the hash of the previous block to be included in the <text:span text:style-name="T17">subsequent</text:span> block hence, the network can keep track and come to a consensus on the longest chain. <text:s/>The Upfront model design <text:span text:style-name="T30">of</text:span> bitcoin blockchain was to vary the difficulty of discovery to finding of a new block every 10 minutes.</text:p>
      <text:p text:style-name="P20"/>
      <text:p text:style-name="P20">This blockchain setup provides a trust and security model if the following is maintained. <text:s/>As long as <text:span text:style-name="T30">no</text:span> <text:soft-page-break/>one <text:span text:style-name="T8">entity</text:span> has over 51% of computation power in the nextwork, remember <text:span text:style-name="T9">computation</text:span> power is votes, thus if one entity has 51% of the votes then they could in theory rewrite the order of the blocks in the blockchain.</text:p>
      <text:p text:style-name="P20"/>
      <text:p text:style-name="P20">This is bad because a bad entity could double spend the bitcoins they have received during mining. That is, create two blockchains, the first spending the bitcoins on gold and then delete it and then create a second that buys silver. <text:s/>The entity that deliver<text:span text:style-name="T49">s</text:span> the silver will get paid their bitcoins but the entity that sold the gold will not get paid, even worse, there will be no transaction or audit evidence to show they sold the gold.</text:p>
      <text:p text:style-name="P20"/>
      <text:p text:style-name="P21">Double spend is <text:span text:style-name="T31">a symptom of trust or in this case lack of trust. <text:s/>Traditionally civilization have created social constructs like banks to act as trust brokers. However, a bitcoin blockchain uses mathematics.</text:span></text:p>
      <text:p text:style-name="P21"/>
      <text:p text:style-name="P35">The mathematical construct used is called Proof of Work. <text:s/><text:span text:style-name="T31">A</text:span>n owner of bitcoin buy<text:span text:style-name="T31">s</text:span> gold, this transaction is recorded on the current block on the bitcoin blockchain. <text:s/>How does the entity sell<text:span text:style-name="T31">ing</text:span> the gold for 50 bitcoins know the buyer has in fact 50 bitcoins? <text:s/>The two entities exchanges bitcoin addresses along with the amount of bitcoin and a hash for that transaction. <text:s/>The entity selling the gold takes this hash number and performs a 'proof of work' hashing calculation to verify that indeed the buying entity has transaction list<text:span text:style-name="T31">ed</text:span> in a valid block on the bitcoin blockchain. <text:s/><text:span text:style-name="T31">This</text:span> show<text:span text:style-name="T31">s</text:span> they have more than the amount of bitcoins e.g. they mined 25 coins, exchange<text:span text:style-name="T49">d</text:span> fiat US for 100 bitcoins etc. <text:s/>As a result, given the hash is in agreement then given 51% integrity is in place, they seller can be sure the transaction can go ahead. <text:s/><text:span text:style-name="T31">As the chain of blocks become long and the number of transaction increases, the hashing required could become costly time and for CPU. <text:s/>To keep this to a minimum, transactions in a block are reduced via a merkle tree to a single hash number. <text:s/>It is this single has number per block that bring efficiency to receiving blockchain checking.</text:span></text:p>
      <text:p text:style-name="P21"/>
      <text:p text:style-name="P22">The ability to achieve such a model of commerce is a big breakthrough in computer science, solving a long lasting big problem, how to enable trust in a peer to peer <text:span text:style-name="T17">distributed</text:span> network.</text:p>
      <text:p text:style-name="P22"/>
      <text:p text:style-name="P22">In terms of society it provides a trust mechanism, that is with<text:span text:style-name="T31">out</text:span> the reach of human interference.</text:p>
      <text:p text:style-name="P22"/>
      <text:p text:style-name="P24">Bitcoin has establish<text:span text:style-name="T31">ed</text:span> a<text:span text:style-name="T31">n economic price or monetary</text:span> value via creating a market <text:span text:style-name="T31">price </text:span>between bitcoin and other fiat currencies.</text:p>
      <text:p text:style-name="P24"/>
      <text:p text:style-name="P24">Bitcoin applications are called Wallets and can be on various computer run environments, Linux, windows, browsers, smarts phones and all need access to the <text:span text:style-name="T22">Internet.</text:span></text:p>
      <text:p text:style-name="P17"/>
      <text:p text:style-name="P15"/>
      <text:p text:style-name="P7">Proof of Sta<text:span text:style-name="T8">k</text:span>e</text:p>
      <text:p text:style-name="P19">Only possible if existing proof of work blockchain <text:span text:style-name="T32">has been</text:span> established. <text:span text:style-name="T10">The world now has established this, it is called the bitcoin blockchain.</text:span></text:p>
      <text:p text:style-name="P19"/>
      <text:p text:style-name="P23">People see room for improvement <text:span text:style-name="T32">over Proof of Work systems</text:span>:</text:p>
      <text:p text:style-name="P23"/>
      <text:p text:style-name="P49">- scaling the number of transactions <text:span text:style-name="T32">per block</text:span></text:p>
      <text:p text:style-name="P49">- reduce the wastefully <text:span text:style-name="T11">computation</text:span> power on <text:span text:style-name="T11">meaningless</text:span> calculation (ie hashcash)</text:p>
      <text:p text:style-name="P49">- centralization motivation of mining in to pools <text:span text:style-name="T16">(should be decentralized)</text:span></text:p>
      <text:p text:style-name="P50">- Security can be compromise in proof of work with less bitcoin available as a reward</text:p>
      <text:p text:style-name="P49">- others</text:p>
      <text:p text:style-name="P49"><text:soft-page-break/></text:p>
      <text:p text:style-name="P23">How does proof of Stake differ?</text:p>
      <text:p text:style-name="P23"/>
      <text:p text:style-name="P24">Assuming a proof of work blockchain is operating <text:span text:style-name="T16">or a pre-mined new blockchain is established via proof of work, then coins are allocated to peers. <text:s/>This grants the peer the right to mine a new block.</text:span></text:p>
      <text:p text:style-name="P24"/>
      <text:p text:style-name="P28">How is consensus reached on the longest chain on the blockchain under Proof of Stake? <text:s/>This has yet to be fully demonstrated. <text:s/>Various techniques are being put forward. <text:s/>More detail on these to follow.</text:p>
      <text:p text:style-name="P24"/>
      <text:p text:style-name="P25"/>
      <text:p text:style-name="P16"/>
      <text:p text:style-name="P7">Proof of Data</text:p>
      <text:p text:style-name="P15"/>
      <text:p text:style-name="P26">How does proof of data differ from proo<text:span text:style-name="T17">f</text:span> of stake <text:span text:style-name="T17">and proof of work</text:span>?<text:line-break/></text:p>
      <text:p text:style-name="P29">Motivation: <text:s/>decentralized science peer to peer. Where each peer can apply the science of the network to their own individual data.</text:p>
      <text:p text:style-name="P29"/>
      <text:p text:style-name="P29">Upfront, there is the existing knowledge of the world represented in information. <text:s/>Looking forward there is no <text:span text:style-name="T22">arbitrary</text:span> limit to put on the volume of information that will represent knowledge. <text:s/>From an individual peer point of view, the volume of data associated with a peer while probably finite it does tend towards infinity. <text:s/>The conclusion put forward is that i<text:span text:style-name="T33">t</text:span> makes no sense to have <text:span text:style-name="T49">a </text:span>science blockchain with a finite, i.e. fixed block number up front <text:span text:style-name="T33">or on an annual allocation</text:span>.</text:p>
      <text:p text:style-name="P26"/>
      <text:p text:style-name="P29">Can we use the mathematics of little effort to verify and a high amount <text:span text:style-name="T50">of effort </text:span>to compute ie hashcash thinking to give trust over science data? <text:s/>I can think of no logic that would make this apply to a science blockchain. <text:s/>That is why a science blockchain has to operate differently from a blockchain<text:span text:style-name="T34">s</text:span> conceived to act as a monetary currency.</text:p>
      <text:p text:style-name="P29"/>
      <text:p text:style-name="P30">How is the first science block created on a science blockchain? Science is practiced in the realm of humans thus we need <text:span text:style-name="T35">to</text:span> use the mathematics of trust of a proof of work blockchain to seed the science blockchain i.e. the need to use an existing block on the bitcoin blockchain (<text:span text:style-name="T35">i.e. </text:span>a sidechain). <text:s/>This new science side chain will then perform an arbitrary proof of work (hashcash or protein folding etc.) calculation to seed or pre-mine blocks.</text:p>
      <text:p text:style-name="P30"/>
      <text:p text:style-name="P30">When a peer joins the science (sidechain) blockchain i.e. downloads a <text:span text:style-name="T21">Dapp(</text:span>wallet<text:span text:style-name="T21">)</text:span>, they will be allocated one of the pre-mined blocks.</text:p>
      <text:p text:style-name="P30"/>
      <text:p text:style-name="P30">What will the reward per block be? <text:span text:style-name="T19">An arbitrary amount? <text:s/>Why not? Good as anything that could be more sophisticated.</text:span></text:p>
      <text:p text:style-name="P30"/>
      <text:p text:style-name="P31">Lets say this peer brings in information representing knowledge that is valuable, lets assume this peer b<text:span text:style-name="T36">rings</text:span> in data from a sensor plus a computational model i.e. a software programme. <text:s/>Should this block be rewarded more than any other block? <text:s/>Establishing the value of existing information representing knowledge is difficult but the table below sets out criteria that can be explored.</text:p>
      <text:p text:style-name="P31"/>
      <text:p text:style-name="P28">The reward for 'mining' . <text:s/>In a currency context this simpl<text:span text:style-name="T18">y</text:span> a reward <text:span text:style-name="T19">arbitrarily</text:span> granted when a new block is established based on the upfront rules. <text:s/>However, in the context of science the following criteria could be encapsulated:</text:p>
      <text:p text:style-name="P15"><text:soft-page-break/></text:p>
      <table:table table:name="Table1" table:style-name="Table1">
        <table:table-column table:style-name="Table1.A" table:number-columns-repeated="5"/>
        <table:table-row>
          <table:table-cell table:style-name="Table1.A1" office:value-type="string">
            <text:p text:style-name="P40">Action on data</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E1" office:value-type="string">
            <text:p text:style-name="Table_20_Contents"/>
          </table:table-cell>
        </table:table-row>
        <table:table-row>
          <table:table-cell table:style-name="Table1.A2" office:value-type="string">
            <text:p text:style-name="P40">Use</text:p>
          </table:table-cell>
          <table:table-cell table:style-name="Table1.A2" office:value-type="string">
            <text:p text:style-name="P38">Information</text:p>
          </table:table-cell>
          <table:table-cell table:style-name="Table1.A2" office:value-type="string">
            <text:p text:style-name="P38">Dprinter</text:p>
          </table:table-cell>
          <table:table-cell table:style-name="Table1.A2" office:value-type="string">
            <text:p text:style-name="P38">Attention</text:p>
          </table:table-cell>
          <table:table-cell table:style-name="Table1.E2" office:value-type="string">
            <text:p text:style-name="P39">Dsensor</text:p>
          </table:table-cell>
        </table:table-row>
        <table:table-row>
          <table:table-cell table:style-name="Table1.A2" office:value-type="string">
            <text:p text:style-name="P40">Compute</text:p>
          </table:table-cell>
          <table:table-cell table:style-name="Table1.A2" office:value-type="string">
            <text:p text:style-name="P38">Energy</text:p>
          </table:table-cell>
          <table:table-cell table:style-name="Table1.A2" office:value-type="string">
            <text:p text:style-name="P38">Time</text:p>
          </table:table-cell>
          <table:table-cell table:style-name="Table1.A2" office:value-type="string">
            <text:p text:style-name="P41"/>
          </table:table-cell>
          <table:table-cell table:style-name="Table1.E2" office:value-type="string">
            <text:p text:style-name="Table_20_Contents"/>
          </table:table-cell>
        </table:table-row>
        <table:table-row>
          <table:table-cell table:style-name="Table1.A2" office:value-type="string">
            <text:p text:style-name="P40">Complexity</text:p>
          </table:table-cell>
          <table:table-cell table:style-name="Table1.A2" office:value-type="string">
            <text:p text:style-name="P38">Intelligence score</text:p>
          </table:table-cell>
          <table:table-cell table:style-name="Table1.A2" office:value-type="string">
            <text:p text:style-name="P38">Code structure</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0">Outcome</text:p>
          </table:table-cell>
          <table:table-cell table:style-name="Table1.A2" office:value-type="string">
            <text:p text:style-name="P38">Simulation</text:p>
          </table:table-cell>
          <table:table-cell table:style-name="Table1.A2" office:value-type="string">
            <text:p text:style-name="P38">Reality</text:p>
          </table:table-cell>
          <table:table-cell table:style-name="Table1.A2" office:value-type="string">
            <text:p text:style-name="P38"><text:span text:style-name="T7">Apply</text:span> other places</text:p>
          </table:table-cell>
          <table:table-cell table:style-name="Table1.E2" office:value-type="string">
            <text:p text:style-name="P38">General law</text:p>
          </table:table-cell>
        </table:table-row>
        <table:table-row>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15"/>
      <text:p text:style-name="P27">Proof of data is a special type of proof of stake.</text:p>
      <text:p text:style-name="P32"/>
      <text:p text:style-name="P32">The peer <text:span text:style-name="T21">h</text:span>as <text:span text:style-name="T37">downloaded a</text:span> science <text:span text:style-name="T21">Dapp</text:span>. <text:s/>From this <text:span text:style-name="T21">Dapp </text:span>the<text:span text:style-name="T21">y</text:span> can now build their own Personal Blockchain. <text:s/>For example, data collected from the garden recording climate data or from a wearable sensor on their being. <text:s/><text:span text:style-name="T21">This data is recorded on their own Personal Blockchain after it has gone through proof of data. <text:s/>Like in proof of stake the Dapp will contain a pre-mined block. <text:s text:c="2"/>The new sensor data will be hashed to this block.</text:span></text:p>
      <text:p text:style-name="P32"/>
      <text:p text:style-name="P33">How much data can be assigned to a Personal Block on a personal Blochchain before reference to a main science sidechain blockchain? <text:s/>How frequently? Good questions.</text:p>
      <text:p text:style-name="P15"/>
      <text:p text:style-name="P33">The answer and goal of the concept is that the sensor data entering the personal blockchain can not be made up data. <text:s/>But this an extremely <text:span text:style-name="T38">hard and difficult</text:span> problem to <text:span text:style-name="T38">overcome</text:span> i.e. the sensor could use Dsensor library on the micro controller and record data directly to the personal blockchain however the sensor data could be for the last 4 years i.e. data captured honestly before the concept of a science blockchain even was thought up. <text:s/>Some peer data will be factually valid for other<text:span text:style-name="T38">s</text:span> it could be <text:span text:style-name="T38">simply </text:span>made up <text:span text:style-name="T38">(Spam)</text:span>.</text:p>
      <text:p text:style-name="P33"/>
      <text:p text:style-name="P33">Those making up the data will have to incur the energy/computation and when they apply to get their block confirmed on the main science blockchain(sidechain) it will be done so in that context, <text:s/>the hash will inform the network the data was historical or that it was via secure micro-controller library. <text:s/>The mathematics and proof of data hashing gives this trust <text:span text:style-name="T38">to</text:span> the data.</text:p>
      <text:p text:style-name="P33"/>
      <text:p text:style-name="P33">If the the made up data enters the blockchain, it is still not safe. If in subsequent exchanges or results f<text:span text:style-name="T39">rom</text:span> use of the data in Dapps suggest the data does not stack up then the block can be identified and remove/blacklisted and the network informed. <text:s/>Thus this provides a strong disincentive to make up data and Dapps and peers will not want to exchange or use the data.</text:p>
      <text:p text:style-name="P33"/>
      <text:p text:style-name="P33">Does proof of data prevent a 51% attack? <text:s/>As <text:span text:style-name="T38">a</text:span> personal blockchain have unlimited length <text:span text:style-name="T51">therefore </text:span>a network attack is no applicable. <text:s/>The sidechain creation via proof of work mining could be subject to manipulation <text:span text:style-name="T22">but this again would be record on the bitcoin blockchain thus an audit-able record of their action would be available to the network i.e. the existing proof of work provides an umbrella for network attacks to sidechains and thus on to personal blockchains.</text:span> </text:p>
      <text:p text:style-name="P33"/>
      <text:p text:style-name="P34">What about double spending? <text:s/>In a science <text:span text:style-name="T40">blockchain </text:span>world this does not exist. <text:s/>What does exist is the trust in the data recorded a<text:span text:style-name="T40">s </text:span>explained above. <text:s/>Data will be double spent. In fact it will be use<text:span text:style-name="T40">d</text:span> many many times, the<text:span text:style-name="T40">re</text:span> will be <text:span text:style-name="T52">no </text:span>know<text:span text:style-name="T40">n</text:span> limit on the use of the data (constrained by the energy and technology available in the world).</text:p>
      <text:p text:style-name="P34"><text:soft-page-break/></text:p>
      <text:p text:style-name="P8">Incentives in proof of data:</text:p>
      <text:p text:style-name="P34"/>
      <text:p text:style-name="P34">Want peers to contribute data from sensor and scientific knowledge represented in information.</text:p>
      <text:p text:style-name="P34"/>
      <text:p text:style-name="P34">What about a new research idea. <text:s/>How does the Dapp value that block?</text:p>
      <text:p text:style-name="P15"/>
      <text:p text:style-name="P15"/>
      <text:p text:style-name="P37">Merkle trees bring information retrieval efficiency/checking to a proof of work blockchain <text:span text:style-name="T41">transaction</text:span>. <text:s/>How does a Science sidechain bring information retrieval efficiency and checking to a personal blockchain? <text:s/><text:span text:style-name="T41">The <text:s/>science blockchain goal is to connect the right data (hence peer) to the right computation 'research' and have the value first displayed back at the peer. <text:s/>The peer should also be notified of new 'research' computation that is most applicable to their personal blockchain. <text:s/>Bringing this capability, let alone efficiency to the process is a very difficult problem and far exceeds using a merkle tree to validate a simple list of transactions. <text:s/>The blockchain needs to evolve from mere transaction certainty validation to some sort of 'value' judgment on the both the data held, the computation and hence value to any individual peer. <text:s/>This difficult problem will need to be addressed stage by stage, first bringing confidence the data is trustworthy on a personal blockchain, usage of data in peer network, usage of computation(research) across the existing network i.e. an audit trail of use. <text:s/>From this start, more complex 'value' systems can be explored as per the table above.</text:span></text:p>
      <text:p text:style-name="P15"/>
      <text:p text:style-name="P15"/>
      <text:p text:style-name="P51">Mapping</text:p>
      <text:p text:style-name="P55">A cryptocurrency blockchain comes to be when the first or gensisi block has been mined. <text:s/>Miners are the name given to those participating in the race to create new additional block via the act of mining. <text:s/>In a science blockchain miners are called Mappers. <text:s/>The purpose of the network is to “map out' the envirnoment, life and the Universe at large. <text:s/>Each peer in the network has the right to participate in mapping activities, whether that be a the sensor, data recording, computation or connecting data sets level where these mapping activites will be 'rewarded' by a value or voting outcome granted by each individual peer on the network. <text:s/>The proof of data machansisming put in place preventing the gaming of the votes. </text:p>
      <text:p text:style-name="P55"/>
      <text:p text:style-name="P55"><text:s/>The act of mapping covers the following: </text:p>
      <text:p text:style-name="P51"/>
      <text:p text:style-name="P15">Creation <text:span text:style-name="T40">of sidechain. <text:s/>Pre-mining proof of work algorithm.</text:span></text:p>
      <text:p text:style-name="P37">Creation of a Personal blockchain block via proof of stake.</text:p>
      <text:p text:style-name="P59">Computation software code.</text:p>
      <text:p text:style-name="P59">Mapping data sets to aggregate.</text:p>
      <text:p text:style-name="P59">Notifications to partipate given data context.</text:p>
      <text:p text:style-name="P60">Peers map individual 'outcome' or 'use of data, computation'</text:p>
      <text:p text:style-name="P15"/>
      <text:p text:style-name="P15"/>
      <text:p text:style-name="P7"><text:span text:style-name="T53">Mapping (</text:span>Research<text:span text:style-name="T53">)</text:span> signal</text:p>
      <text:p text:style-name="P15">This will replace <text:span text:style-name="T40">pri</text:span>ce (as in monetary) signal as the governing number for <text:span text:style-name="T40">the network</text:span> to collaborate on. <text:span text:style-name="T56">This will give sensor makers to insight on where to innovate for greater granulatiry of measurement or highlight areas not being measured, or on the computation side, focus energies on the urgency of problems needing solved or an indication to the entire network of the complexity of a problem etc.</text:span></text:p>
      <text:p text:style-name="P15"/>
      <text:p text:style-name="P15"/>
      <text:p text:style-name="P52"><text:soft-page-break/><text:span text:style-name="T54">DAO</text:span></text:p>
      <text:p text:style-name="P56">The mining of Gensis block brings a crytocurrency to be. <text:s/>There is only one. A science blockchain is brought to be when any individual peers sets up a Personal blockchain <text:span text:style-name="T55">and connects it to the Science blockchain. <text:s/>Thus every new peer joining the network will be creating a 'gensis' block on the Science blockchain. <text:s/>For example an individual peer to join the network and then connect to a sensor via Dsensor library and then contribute data and potentially start to share it or it could be personal blockchain that add a Dapp i.e. computational software code looking to attract data or it could be for the setting up or pegging of a sensor or 3D printer specification to the network, or the pegging of a new cyrptocurrency or exchange for example, carbon coin where a spevicic environmental problem has a link to existing fiat currency pricing mechansim while the carbon sensor network provides verifiable data for the market machansism.</text:span></text:p>
      <text:p text:style-name="P56"/>
      <text:p text:style-name="P56"/>
      <text:p text:style-name="P53">Votes or share at <text:s/>Crypto-IPO </text:p>
      <text:p text:style-name="P56">Each individual peers will have been rewarded for mapping activities from their own personal creation of a gensis block on a personal blockchain.</text:p>
      <text:p text:style-name="P56"/>
      <text:p text:style-name="P56">Votes or shares of value when the network introduces a crypto currency:</text:p>
      <text:p text:style-name="P56"/>
      <text:p text:style-name="P56">Abitary amount for any peer mapping a genisis block on a personal blockchain to the sceince blockchain.</text:p>
      <text:p text:style-name="P56"/>
      <text:p text:style-name="P56">Adding data to the network</text:p>
      <text:p text:style-name="P56">Adding sensor to the network</text:p>
      <text:p text:style-name="P56">Adding a 3D printer to the network</text:p>
      <text:p text:style-name="P56">Adding a computation model to the network</text:p>
      <text:p text:style-name="P56">Adding proof of data utilities to the networks</text:p>
      <text:p text:style-name="P56"/>
      <text:p text:style-name="P56">All qualifying contribution will be further solifified by a factor that represents a demonstratable value to a peer or part or to the full network. <text:s/>These machansism are built into the proof of stake calculation that governs the entrire blockchains, personal to sidechains to the science blockchain. </text:p>
      <text:p text:style-name="P56"/>
      <text:p text:style-name="P54">Votes for contributing new infrastructure code to the network</text:p>
      <text:p text:style-name="P57">On day on the blockchain network will not be complete. <text:s/>A code management acceptance mechanism will need to be contructed.</text:p>
      <text:p text:style-name="P52"/>
      <text:p text:style-name="P52">modusCoin</text:p>
      <text:p text:style-name="P15">The pre ming proof of work on seeding the sidechain, will equal the value of all existing science value in the world on creation. <text:s/><text:span text:style-name="T40">Right now an arbitrary number. <text:s/>In time a value could be crowd sources on the value potential or new information added to the network e.g. using prediction markets with 'votes' from the existing network.</text:span></text:p>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0:26:22.613316491</meta:creation-date>
    <meta:generator>LibreOffice/4.2.7.2$Linux_X86_64 LibreOffice_project/420m0$Build-2</meta:generator>
    <dc:date>2014-12-05T12:27:56.110245379</dc:date>
    <meta:editing-duration>PT12H36M50S</meta:editing-duration>
    <meta:editing-cycles>74</meta:editing-cycles>
    <meta:document-statistic meta:table-count="1" meta:image-count="0" meta:object-count="0" meta:page-count="8" meta:paragraph-count="139" meta:word-count="3089" meta:character-count="18614" meta:non-whitespace-character-count="15567"/>
  </office:meta>
</office:document-meta>
</file>